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2">
      <style:paragraph-properties fo:margin-top="0in" fo:margin-bottom="0in" style:contextual-spacing="false"/>
    </style:style>
    <style:style style:name="P6" style:family="paragraph" style:parent-style-name="Text_20_body" style:list-style-name="L3"/>
    <style:style style:name="P7" style:family="paragraph" style:parent-style-name="Text_20_body" style:list-style-name="L3">
      <style:paragraph-properties fo:margin-top="0in" fo:margin-bottom="0in" style:contextual-spacing="false"/>
    </style:style>
    <style:style style:name="P8" style:family="paragraph" style:parent-style-name="Text_20_body" style:list-style-name="L4"/>
    <style:style style:name="P9" style:family="paragraph" style:parent-style-name="Text_20_body" style:list-style-name="L4">
      <style:paragraph-properties fo:margin-top="0in" fo:margin-bottom="0in" style:contextual-spacing="false"/>
    </style:style>
    <style:style style:name="P10" style:family="paragraph" style:parent-style-name="Text_20_body" style:list-style-name="L5"/>
    <style:style style:name="P11" style:family="paragraph" style:parent-style-name="Text_20_body" style:list-style-name="L5">
      <style:paragraph-properties fo:margin-top="0in" fo:margin-bottom="0in" style:contextual-spacing="false"/>
    </style:style>
    <style:style style:name="P12" style:family="paragraph" style:parent-style-name="Text_20_body" style:list-style-name="L6"/>
    <style:style style:name="P13" style:family="paragraph" style:parent-style-name="Text_20_body" style:list-style-name="L6">
      <style:paragraph-properties fo:margin-top="0in" fo:margin-bottom="0in" style:contextual-spacing="false"/>
    </style:style>
    <style:style style:name="P14" style:family="paragraph" style:parent-style-name="Text_20_body" style:list-style-name="L7"/>
    <style:style style:name="P15" style:family="paragraph" style:parent-style-name="Text_20_body" style:list-style-name="L7">
      <style:paragraph-properties fo:margin-top="0in" fo:margin-bottom="0in" style:contextual-spacing="false"/>
    </style:style>
    <style:style style:name="P16" style:family="paragraph" style:parent-style-name="Text_20_body" style:list-style-name="L8"/>
    <style:style style:name="P17" style:family="paragraph" style:parent-style-name="Text_20_body" style:list-style-name="L8">
      <style:paragraph-properties fo:margin-top="0in" fo:margin-bottom="0in" style:contextual-spacing="false"/>
    </style:style>
    <style:style style:name="P18" style:family="paragraph" style:parent-style-name="Text_20_body" style:list-style-name="L9"/>
    <style:style style:name="P19" style:family="paragraph" style:parent-style-name="Text_20_body" style:list-style-name="L9">
      <style:paragraph-properties fo:margin-top="0in" fo:margin-bottom="0in" style:contextual-spacing="false"/>
    </style:style>
    <style:style style:name="P20" style:family="paragraph" style:parent-style-name="Text_20_body" style:list-style-name="L10"/>
    <style:style style:name="P21" style:family="paragraph" style:parent-style-name="Text_20_body" style:list-style-name="L10">
      <style:paragraph-properties fo:margin-top="0in" fo:margin-bottom="0in" style:contextual-spacing="false"/>
    </style:style>
    <style:style style:name="P22" style:family="paragraph" style:parent-style-name="Text_20_body" style:list-style-name="L11"/>
    <style:style style:name="P23" style:family="paragraph" style:parent-style-name="Text_20_body" style:list-style-name="L11">
      <style:paragraph-properties fo:margin-top="0in" fo:margin-bottom="0in" style:contextual-spacing="false"/>
    </style:style>
    <style:style style:name="P24" style:family="paragraph" style:parent-style-name="Text_20_body" style:list-style-name="L12"/>
    <style:style style:name="P25" style:family="paragraph" style:parent-style-name="Text_20_body" style:list-style-name="L12">
      <style:paragraph-properties fo:margin-top="0in" fo:margin-bottom="0in" style:contextual-spacing="false"/>
    </style:style>
    <style:style style:name="P26" style:family="paragraph" style:parent-style-name="Text_20_body" style:list-style-name="L13"/>
    <style:style style:name="P27" style:family="paragraph" style:parent-style-name="Text_20_body" style:list-style-name="L13">
      <style:paragraph-properties fo:margin-top="0in" fo:margin-bottom="0in" style:contextual-spacing="false"/>
    </style:style>
    <style:style style:name="P28" style:family="paragraph" style:parent-style-name="Text_20_body" style:list-style-name="L14"/>
    <style:style style:name="P29" style:family="paragraph" style:parent-style-name="Text_20_body" style:list-style-name="L14">
      <style:paragraph-properties fo:margin-top="0in" fo:margin-bottom="0in" style:contextual-spacing="false"/>
    </style:style>
    <style:style style:name="P30" style:family="paragraph" style:parent-style-name="Text_20_body" style:list-style-name="L15"/>
    <style:style style:name="P31" style:family="paragraph" style:parent-style-name="Text_20_body" style:list-style-name="L15">
      <style:paragraph-properties fo:margin-top="0in" fo:margin-bottom="0in" style:contextual-spacing="false"/>
    </style:style>
    <style:style style:name="P32" style:family="paragraph" style:parent-style-name="Text_20_body" style:list-style-name="L16"/>
    <style:style style:name="P33" style:family="paragraph" style:parent-style-name="Text_20_body" style:list-style-name="L16">
      <style:paragraph-properties fo:margin-top="0in" fo:margin-bottom="0in" style:contextual-spacing="false"/>
    </style:style>
    <style:style style:name="P34" style:family="paragraph" style:parent-style-name="Text_20_body" style:list-style-name="L17"/>
    <style:style style:name="P35" style:family="paragraph" style:parent-style-name="Text_20_body" style:list-style-name="L17">
      <style:paragraph-properties fo:margin-top="0in" fo:margin-bottom="0in" style:contextual-spacing="false"/>
    </style:style>
    <style:style style:name="P36" style:family="paragraph" style:parent-style-name="Text_20_body" style:list-style-name="L18"/>
    <style:style style:name="P37" style:family="paragraph" style:parent-style-name="Text_20_body" style:list-style-name="L18">
      <style:paragraph-properties fo:margin-top="0in" fo:margin-bottom="0in" style:contextual-spacing="false"/>
    </style:style>
    <style:style style:name="P38" style:family="paragraph" style:parent-style-name="Text_20_body" style:list-style-name="L19"/>
    <style:style style:name="P39" style:family="paragraph" style:parent-style-name="Text_20_body" style:list-style-name="L19">
      <style:paragraph-properties fo:margin-top="0in" fo:margin-bottom="0in" style:contextual-spacing="false"/>
    </style:style>
    <style:style style:name="P40" style:family="paragraph" style:parent-style-name="Text_20_body" style:list-style-name="L20"/>
    <style:style style:name="P41" style:family="paragraph" style:parent-style-name="Text_20_body" style:list-style-name="L20">
      <style:paragraph-properties fo:margin-top="0in" fo:margin-bottom="0in" style:contextual-spacing="false"/>
    </style:style>
    <style:style style:name="P42" style:family="paragraph" style:parent-style-name="Text_20_body" style:list-style-name="L21"/>
    <style:style style:name="P43" style:family="paragraph" style:parent-style-name="Text_20_body" style:list-style-name="L21">
      <style:paragraph-properties fo:margin-top="0in" fo:margin-bottom="0in" style:contextual-spacing="false"/>
    </style:style>
    <style:style style:name="T1" style:family="text">
      <style:text-properties officeooo:rsid="00081992"/>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AG Product App - Technical Documentation</text:h>
      <text:h text:style-name="Heading_20_2" text:outline-level="2">Table of Contents</text:h>
      <text:list xml:id="list2623607843" text:style-name="L1">
        <text:list-item>
          <text:p text:style-name="P3"><text:a xlink:type="simple" xlink:href="#overview" text:style-name="Internet_20_link" text:visited-style-name="Visited_20_Internet_20_Link">Overview</text:a> </text:p>
        </text:list-item>
        <text:list-item>
          <text:p text:style-name="P3"><text:a xlink:type="simple" xlink:href="#architecture" text:style-name="Internet_20_link" text:visited-style-name="Visited_20_Internet_20_Link">Architecture</text:a> </text:p>
        </text:list-item>
        <text:list-item>
          <text:p text:style-name="P3"><text:a xlink:type="simple" xlink:href="#file-descriptions" text:style-name="Internet_20_link" text:visited-style-name="Visited_20_Internet_20_Link">File Descriptions</text:a> </text:p>
        </text:list-item>
        <text:list-item>
          <text:p text:style-name="P3"><text:a xlink:type="simple" xlink:href="#technology-deep-dive" text:style-name="Internet_20_link" text:visited-style-name="Visited_20_Internet_20_Link">Technology Deep Dive</text:a> </text:p>
        </text:list-item>
        <text:list-item>
          <text:p text:style-name="P3"><text:a xlink:type="simple" xlink:href="#workflow-explanation" text:style-name="Internet_20_link" text:visited-style-name="Visited_20_Internet_20_Link">Workflow Explanation</text:a> </text:p>
        </text:list-item>
        <text:list-item>
          <text:p text:style-name="P3"><text:a xlink:type="simple" xlink:href="#code-examples" text:style-name="Internet_20_link" text:visited-style-name="Visited_20_Internet_20_Link">Code Examples</text:a> </text:p>
        </text:list-item>
        <text:list-item>
          <text:p text:style-name="P2"><text:a xlink:type="simple" xlink:href="#deployment" text:style-name="Internet_20_link" text:visited-style-name="Visited_20_Internet_20_Link">Deployment</text:a> </text:p>
        </text:list-item>
      </text:list>
      <text:p text:style-name="Horizontal_20_Line"/>
      <text:h text:style-name="Heading_20_2" text:outline-level="2">Overview</text:h>
      <text:p text:style-name="Text_20_body">This RAG (Retrieval-Augmented Generation) Product App is a document intelligence system that allows users to upload PDF documents and ask questions about their content. The system uses advanced NLP techniques to understand context and provide accurate answers based on the uploaded documents.</text:p>
      <text:h text:style-name="Heading_20_3" text:outline-level="3">Key Capabilities</text:h>
      <text:list xml:id="list3586709837" text:style-name="L2">
        <text:list-item>
          <text:p text:style-name="P5">📄 PDF document processing and parsing </text:p>
        </text:list-item>
        <text:list-item>
          <text:p text:style-name="P5">🧠 Intelligent text chunking for optimal retrieval </text:p>
        </text:list-item>
        <text:list-item>
          <text:p text:style-name="P5">🔍 Semantic search using vector embeddings </text:p>
        </text:list-item>
        <text:list-item>
          <text:p text:style-name="P5">💬 Natural language question answering </text:p>
        </text:list-item>
        <text:list-item>
          <text:p text:style-name="P5">🔄 Asynchronous background processing </text:p>
        </text:list-item>
        <text:list-item>
          <text:p text:style-name="P4">💾 Persistent vector storage </text:p>
        </text:list-item>
      </text:list>
      <text:p text:style-name="Horizontal_20_Line"/>
      <text:h text:style-name="Heading_20_2" text:outline-level="2">Architecture</text:h>
      <text:h text:style-name="Heading_20_3" text:outline-level="3">System Architecture Diagram</text:h>
      <text:p text:style-name="Preformatted_20_Text"><text:span text:style-name="Source_20_Text">┌─────────────────┐</text:span></text:p>
      <text:p text:style-name="Preformatted_20_Text"><text:span text:style-name="Source_20_Text">│ <text:s text:c="2"/>Streamlit UI <text:s/>│</text:span></text:p>
      <text:p text:style-name="Preformatted_20_Text"><text:span text:style-name="Source_20_Text">│ <text:s text:c="3"/>(app.py) <text:s text:c="4"/>│</text:span></text:p>
      <text:p text:style-name="Preformatted_20_Text"><text:span text:style-name="Source_20_Text">└────────┬────────┘</text:span></text:p>
      <text:p text:style-name="Preformatted_20_Text"><text:span text:style-name="Source_20_Text"><text:s text:c="9"/>│</text:span></text:p>
      <text:p text:style-name="Preformatted_20_Text"><text:span text:style-name="Source_20_Text"><text:s text:c="9"/>▼</text:span></text:p>
      <text:p text:style-name="Preformatted_20_Text"><text:span text:style-name="Source_20_Text">┌─────────────────────────────────────────┐</text:span></text:p>
      <text:p text:style-name="Preformatted_20_Text"><text:span text:style-name="Source_20_Text">│ <text:s text:c="7"/>FastAPI Backend (main.py) <text:s text:c="7"/>│</text:span></text:p>
      <text:p text:style-name="Preformatted_20_Text"><text:span text:style-name="Source_20_Text">│ <text:s/>┌─────────────────────────────────┐ <text:s text:c="2"/>│</text:span></text:p>
      <text:p text:style-name="Preformatted_20_Text"><text:span text:style-name="Source_20_Text">│ <text:s/>│ <text:s/>API Endpoints <text:s text:c="17"/>│ <text:s text:c="2"/>│</text:span></text:p>
      <text:p text:style-name="Preformatted_20_Text"><text:span text:style-name="Source_20_Text">│ <text:s/>│ <text:s/>- /api/upload <text:s text:c="17"/>│ <text:s text:c="2"/>│</text:span></text:p>
      <text:p text:style-name="Preformatted_20_Text"><text:span text:style-name="Source_20_Text">│ <text:s/>│ <text:s/>- /api/query <text:s text:c="18"/>│ <text:s text:c="2"/>│</text:span></text:p>
      <text:p text:style-name="Preformatted_20_Text"><text:span text:style-name="Source_20_Text">│ <text:s/>│ <text:s/>- /api/inngest <text:s text:c="16"/>│ <text:s text:c="2"/>│</text:span></text:p>
      <text:p text:style-name="Preformatted_20_Text"><text:span text:style-name="Source_20_Text">│ <text:s/>└─────────────────────────────────┘ <text:s text:c="2"/>│</text:span></text:p>
      <text:p text:style-name="Preformatted_20_Text"><text:span text:style-name="Source_20_Text">└────────┬──────────────────────┬─────────┘</text:span></text:p>
      <text:p text:style-name="Preformatted_20_Text"><text:span text:style-name="Source_20_Text"><text:s text:c="9"/>│ <text:s text:c="21"/>│</text:span></text:p>
      <text:p text:style-name="Preformatted_20_Text"><text:soft-page-break/><text:span text:style-name="Source_20_Text"><text:s text:c="9"/>▼ <text:s text:c="21"/>▼</text:span></text:p>
      <text:p text:style-name="Preformatted_20_Text"><text:span text:style-name="Source_20_Text">┌─────────────────┐ <text:s text:c="3"/>┌─────────────────┐</text:span></text:p>
      <text:p text:style-name="Preformatted_20_Text"><text:span text:style-name="Source_20_Text">│ <text:s text:c="4"/>Inngest <text:s text:c="4"/>│ <text:s text:c="3"/>│ <text:s/>Ollama LLM <text:s text:c="4"/>│</text:span></text:p>
      <text:p text:style-name="Preformatted_20_Text"><text:span text:style-name="Source_20_Text">│ <text:s/>(Workflows) <text:s text:c="3"/>│ <text:s text:c="3"/>│ <text:s/>(llama3.2) <text:s text:c="4"/>│</text:span></text:p>
      <text:p text:style-name="Preformatted_20_Text"><text:span text:style-name="Source_20_Text">└────────┬────────┘ <text:s text:c="3"/>└─────────────────┘</text:span></text:p>
      <text:p text:style-name="Preformatted_20_Text"><text:span text:style-name="Source_20_Text"><text:s text:c="9"/>│</text:span></text:p>
      <text:p text:style-name="Preformatted_20_Text"><text:span text:style-name="Source_20_Text"><text:s text:c="9"/>▼</text:span></text:p>
      <text:p text:style-name="Preformatted_20_Text"><text:span text:style-name="Source_20_Text">┌─────────────────────────────────────────┐</text:span></text:p>
      <text:p text:style-name="Preformatted_20_Text"><text:span text:style-name="Source_20_Text">│ <text:s text:c="8"/>Document Processing <text:s text:c="12"/>│</text:span></text:p>
      <text:p text:style-name="Preformatted_20_Text"><text:span text:style-name="Source_20_Text">│ <text:s/>┌─────────────────────────────────┐ <text:s text:c="2"/>│</text:span></text:p>
      <text:p text:style-name="Preformatted_20_Text"><text:span text:style-name="Source_20_Text">│ <text:s/>│ <text:s/>1. PDF Loading (data_loader.py)│ <text:s text:c="2"/>│</text:span></text:p>
      <text:p text:style-name="Preformatted_20_Text"><text:span text:style-name="Source_20_Text">│ <text:s/>│ <text:s/>2. Text Extraction <text:s text:c="12"/>│ <text:s text:c="2"/>│</text:span></text:p>
      <text:p text:style-name="Preformatted_20_Text"><text:span text:style-name="Source_20_Text">│ <text:s/>│ <text:s/>3. Chunking <text:s text:c="19"/>│ <text:s text:c="2"/>│</text:span></text:p>
      <text:p text:style-name="Preformatted_20_Text"><text:span text:style-name="Source_20_Text">│ <text:s/>│ <text:s/>4. Embedding (nomic-embed-text)│ <text:s text:c="2"/>│</text:span></text:p>
      <text:p text:style-name="Preformatted_20_Text"><text:span text:style-name="Source_20_Text">│ <text:s/>└─────────────────────────────────┘ <text:s text:c="2"/>│</text:span></text:p>
      <text:p text:style-name="Preformatted_20_Text"><text:span text:style-name="Source_20_Text">└────────┬────────────────────────────────┘</text:span></text:p>
      <text:p text:style-name="Preformatted_20_Text"><text:span text:style-name="Source_20_Text"><text:s text:c="9"/>│</text:span></text:p>
      <text:p text:style-name="Preformatted_20_Text"><text:span text:style-name="Source_20_Text"><text:s text:c="9"/>▼</text:span></text:p>
      <text:p text:style-name="Preformatted_20_Text"><text:span text:style-name="Source_20_Text">┌─────────────────────────────────────────┐</text:span></text:p>
      <text:p text:style-name="Preformatted_20_Text"><text:span text:style-name="Source_20_Text">│ <text:s text:c="3"/>Qdrant Vector DB (vector_db.py) <text:s text:c="4"/>│</text:span></text:p>
      <text:p text:style-name="Preformatted_20_Text"><text:span text:style-name="Source_20_Text">│ <text:s/>┌─────────────────────────────────┐ <text:s text:c="2"/>│</text:span></text:p>
      <text:p text:style-name="Preformatted_20_Text"><text:span text:style-name="Source_20_Text">│ <text:s/>│ <text:s/>- Store Embeddings <text:s text:c="12"/>│ <text:s text:c="2"/>│</text:span></text:p>
      <text:p text:style-name="Preformatted_20_Text"><text:span text:style-name="Source_20_Text">│ <text:s/>│ <text:s/>- Similarity Search <text:s text:c="11"/>│ <text:s text:c="2"/>│</text:span></text:p>
      <text:p text:style-name="Preformatted_20_Text"><text:span text:style-name="Source_20_Text">│ <text:s/>│ <text:s/>- Retrieve Context <text:s text:c="12"/>│ <text:s text:c="2"/>│</text:span></text:p>
      <text:p text:style-name="Preformatted_20_Text"><text:span text:style-name="Source_20_Text">│ <text:s/>└─────────────────────────────────┘ <text:s text:c="2"/>│</text:span></text:p>
      <text:p text:style-name="P1"><text:span text:style-name="Source_20_Text">└─────────────────────────────────────────┘</text:span></text:p>
      <text:h text:style-name="Heading_20_3" text:outline-level="3">Data Flow</text:h>
      <text:list xml:id="list2273939037" text:style-name="L3">
        <text:list-item>
          <text:p text:style-name="P7"><text:span text:style-name="Strong_20_Emphasis">Upload Phase</text:span>: PDF → FastAPI → Inngest Trigger </text:p>
        </text:list-item>
        <text:list-item>
          <text:p text:style-name="P7"><text:span text:style-name="Strong_20_Emphasis">Processing Phase</text:span>: Inngest → Data Loader → Embeddings → Qdrant </text:p>
        </text:list-item>
        <text:list-item>
          <text:p text:style-name="P6"><text:span text:style-name="Strong_20_Emphasis">Query Phase</text:span>: Question → Vector Search → Context Retrieval → LLM → Answer </text:p>
        </text:list-item>
      </text:list>
      <text:p text:style-name="Horizontal_20_Line"/>
      <text:h text:style-name="Heading_20_2" text:outline-level="2">File Descriptions</text:h>
      <text:h text:style-name="Heading_20_3" text:outline-level="3">Core Application Files</text:h>
      <text:h text:style-name="Heading_20_4" text:outline-level="4"><text:span text:style-name="Source_20_Text">main.py</text:span></text:h>
      <text:p text:style-name="Text_20_body"><text:span text:style-name="Strong_20_Emphasis">Purpose</text:span>: FastAPI backend server and main application entry point</text:p>
      <text:p text:style-name="Text_20_body"><text:span text:style-name="Strong_20_Emphasis">Key Components</text:span>:</text:p>
      <text:list xml:id="list892103733" text:style-name="L4">
        <text:list-item>
          <text:p text:style-name="P9">API endpoint definitions </text:p>
        </text:list-item>
        <text:list-item>
          <text:p text:style-name="P9">Inngest integration and webhook handling </text:p>
        </text:list-item>
        <text:list-item>
          <text:p text:style-name="P9">Request/response models </text:p>
        </text:list-item>
        <text:list-item>
          <text:p text:style-name="P9">CORS configuration </text:p>
        </text:list-item>
        <text:list-item>
          <text:p text:style-name="P8">Error handling </text:p>
        </text:list-item>
      </text:list>
      <text:p text:style-name="Text_20_body"><text:span text:style-name="Strong_20_Emphasis">Main Endpoints</text:span>:</text:p>
      <text:p text:style-name="Preformatted_20_Text"><text:span text:style-name="Source_20_Text">POST /api/upload <text:s text:c="7"/># Upload PDF documents</text:span></text:p>
      <text:p text:style-name="Preformatted_20_Text"><text:span text:style-name="Source_20_Text">POST /api/query <text:s text:c="8"/># Query the knowledge base</text:span></text:p>
      <text:p text:style-name="Preformatted_20_Text"><text:span text:style-name="Source_20_Text">POST /api/inngest <text:s text:c="6"/># Inngest webhook for events</text:span></text:p>
      <text:p text:style-name="P1"><text:span text:style-name="Source_20_Text">GET <text:s/>/ <text:s text:c="17"/># Health check</text:span></text:p>
      <text:h text:style-name="Heading_20_4" text:outline-level="4"><text:soft-page-break/><text:span text:style-name="Source_20_Text">app.py</text:span></text:h>
      <text:p text:style-name="Text_20_body"><text:span text:style-name="Strong_20_Emphasis">Purpose</text:span>: Streamlit frontend user interface</text:p>
      <text:p text:style-name="Text_20_body"><text:span text:style-name="Strong_20_Emphasis">Features</text:span>:</text:p>
      <text:list xml:id="list3926781356" text:style-name="L5">
        <text:list-item>
          <text:p text:style-name="P11">File upload widget </text:p>
        </text:list-item>
        <text:list-item>
          <text:p text:style-name="P11">Question input interface </text:p>
        </text:list-item>
        <text:list-item>
          <text:p text:style-name="P11">Response display </text:p>
        </text:list-item>
        <text:list-item>
          <text:p text:style-name="P11">Session state management </text:p>
        </text:list-item>
        <text:list-item>
          <text:p text:style-name="P10">Real-time interaction with backend </text:p>
        </text:list-item>
      </text:list>
      <text:h text:style-name="Heading_20_4" text:outline-level="4"><text:span text:style-name="Source_20_Text">data_loader.py</text:span></text:h>
      <text:p text:style-name="Text_20_body"><text:span text:style-name="Strong_20_Emphasis">Purpose</text:span>: PDF document loading and text extraction</text:p>
      <text:p text:style-name="Text_20_body"><text:span text:style-name="Strong_20_Emphasis">Functionality</text:span>:</text:p>
      <text:list xml:id="list2294601326" text:style-name="L6">
        <text:list-item>
          <text:p text:style-name="P13">PDF file reading using LlamaIndex readers </text:p>
        </text:list-item>
        <text:list-item>
          <text:p text:style-name="P13">Text extraction and preprocessing </text:p>
        </text:list-item>
        <text:list-item>
          <text:p text:style-name="P13">Document metadata handling </text:p>
        </text:list-item>
        <text:list-item>
          <text:p text:style-name="P12">Error handling for corrupted files </text:p>
        </text:list-item>
      </text:list>
      <text:p text:style-name="Text_20_body"><text:span text:style-name="Strong_20_Emphasis">Key Functions</text:span>:</text:p>
      <text:p text:style-name="Preformatted_20_Text"><text:span text:style-name="Source_20_Text">load_pdf(file_path: str) -&gt; Documents</text:span></text:p>
      <text:p text:style-name="P1"><text:span text:style-name="Source_20_Text">extract_text(documents: Documents) -&gt; List[str]</text:span></text:p>
      <text:h text:style-name="Heading_20_4" text:outline-level="4"><text:span text:style-name="Source_20_Text">vector_db.py</text:span></text:h>
      <text:p text:style-name="Text_20_body"><text:span text:style-name="Strong_20_Emphasis">Purpose</text:span>: Qdrant vector database operations</text:p>
      <text:p text:style-name="Text_20_body"><text:span text:style-name="Strong_20_Emphasis">Functionality</text:span>:</text:p>
      <text:list xml:id="list2908914122" text:style-name="L7">
        <text:list-item>
          <text:p text:style-name="P15">Initialize Qdrant client </text:p>
        </text:list-item>
        <text:list-item>
          <text:p text:style-name="P15">Create collections </text:p>
        </text:list-item>
        <text:list-item>
          <text:p text:style-name="P15">Store document embeddings </text:p>
        </text:list-item>
        <text:list-item>
          <text:p text:style-name="P15">Perform similarity search </text:p>
        </text:list-item>
        <text:list-item>
          <text:p text:style-name="P14">Retrieve relevant chunks </text:p>
        </text:list-item>
      </text:list>
      <text:p text:style-name="Text_20_body"><text:span text:style-name="Strong_20_Emphasis">Key Operations</text:span>:</text:p>
      <text:p text:style-name="Preformatted_20_Text"><text:span text:style-name="Source_20_Text">create_collection(collection_name: str)</text:span></text:p>
      <text:p text:style-name="Preformatted_20_Text"><text:span text:style-name="Source_20_Text">add_documents(documents: List, embeddings: List)</text:span></text:p>
      <text:p text:style-name="P1"><text:span text:style-name="Source_20_Text">search(query_embedding: List, top_k: int)</text:span></text:p>
      <text:h text:style-name="Heading_20_4" text:outline-level="4"><text:span text:style-name="Source_20_Text">custom_types.py</text:span></text:h>
      <text:p text:style-name="Text_20_body"><text:span text:style-name="Strong_20_Emphasis">Purpose</text:span>: Type definitions and data models</text:p>
      <text:p text:style-name="Text_20_body"><text:span text:style-name="Strong_20_Emphasis">Contains</text:span>:</text:p>
      <text:list xml:id="list552105578" text:style-name="L8">
        <text:list-item>
          <text:p text:style-name="P17">Pydantic models for request/response validation </text:p>
        </text:list-item>
        <text:list-item>
          <text:p text:style-name="P17">Custom type hints </text:p>
        </text:list-item>
        <text:list-item>
          <text:p text:style-name="P17">Data structures for documents and embeddings </text:p>
        </text:list-item>
        <text:list-item>
          <text:p text:style-name="P16">Configuration classes </text:p>
        </text:list-item>
      </text:list>
      <text:p text:style-name="Horizontal_20_Line"><text:soft-page-break/></text:p>
      <text:h text:style-name="Heading_20_2" text:outline-level="2">Technology Deep Dive</text:h>
      <text:h text:style-name="Heading_20_3" text:outline-level="3">1. FastAPI</text:h>
      <text:p text:style-name="Text_20_body"><text:span text:style-name="Strong_20_Emphasis">Why</text:span>: Modern, fast web framework with automatic API documentation</text:p>
      <text:p text:style-name="Text_20_body"><text:span text:style-name="Strong_20_Emphasis">Benefits</text:span>:</text:p>
      <text:list xml:id="list3700861641" text:style-name="L9">
        <text:list-item>
          <text:p text:style-name="P19">Async/await support for high performance </text:p>
        </text:list-item>
        <text:list-item>
          <text:p text:style-name="P19">Automatic request validation </text:p>
        </text:list-item>
        <text:list-item>
          <text:p text:style-name="P19">Built-in Swagger UI at <text:span text:style-name="Source_20_Text">/docs</text:span> </text:p>
        </text:list-item>
        <text:list-item>
          <text:p text:style-name="P19">Type hints integration </text:p>
        </text:list-item>
        <text:list-item>
          <text:p text:style-name="P18">Easy dependency injection </text:p>
        </text:list-item>
      </text:list>
      <text:h text:style-name="Heading_20_3" text:outline-level="3">2. Ollama with llama3.2</text:h>
      <text:p text:style-name="Text_20_body"><text:span text:style-name="Strong_20_Emphasis">Why</text:span>: Local LLM execution without external API dependencies</text:p>
      <text:p text:style-name="Text_20_body"><text:span text:style-name="Strong_20_Emphasis">Benefits</text:span>:</text:p>
      <text:list xml:id="list2376323198" text:style-name="L10">
        <text:list-item>
          <text:p text:style-name="P21"><text:span text:style-name="Strong_20_Emphasis">Privacy</text:span>: All data stays on your machine </text:p>
        </text:list-item>
        <text:list-item>
          <text:p text:style-name="P21"><text:span text:style-name="Strong_20_Emphasis">Cost</text:span>: No API fees </text:p>
        </text:list-item>
        <text:list-item>
          <text:p text:style-name="P21"><text:span text:style-name="Strong_20_Emphasis">Speed</text:span>: Low latency for local inference </text:p>
        </text:list-item>
        <text:list-item>
          <text:p text:style-name="P21"><text:span text:style-name="Strong_20_Emphasis">Control</text:span>: Full model customization </text:p>
        </text:list-item>
        <text:list-item>
          <text:p text:style-name="P20"><text:span text:style-name="Strong_20_Emphasis">Offline</text:span>: Works without internet </text:p>
        </text:list-item>
      </text:list>
      <text:p text:style-name="Text_20_body"><text:span text:style-name="Strong_20_Emphasis">Model Specifications</text:span>:</text:p>
      <text:list xml:id="list3376789983" text:style-name="L11">
        <text:list-item>
          <text:p text:style-name="P23">Model: llama3.2 </text:p>
        </text:list-item>
        <text:list-item>
          <text:p text:style-name="P23">Purpose: Text generation and question answering </text:p>
        </text:list-item>
        <text:list-item>
          <text:p text:style-name="P23">Context window: Large enough for document Q&amp;A </text:p>
        </text:list-item>
        <text:list-item>
          <text:p text:style-name="P22">Performance: Optimized for consumer hardware </text:p>
        </text:list-item>
      </text:list>
      <text:h text:style-name="Heading_20_3" text:outline-level="3">3. Qdrant Vector Database</text:h>
      <text:p text:style-name="Text_20_body"><text:span text:style-name="Strong_20_Emphasis">Why</text:span>: High-performance vector similarity search</text:p>
      <text:p text:style-name="Text_20_body"><text:span text:style-name="Strong_20_Emphasis">Benefits</text:span>:</text:p>
      <text:list xml:id="list3330011464" text:style-name="L12">
        <text:list-item>
          <text:p text:style-name="P25">Fast similarity search (HNSW algorithm) </text:p>
        </text:list-item>
        <text:list-item>
          <text:p text:style-name="P25">Scalable to millions of vectors </text:p>
        </text:list-item>
        <text:list-item>
          <text:p text:style-name="P25">Persistent storage </text:p>
        </text:list-item>
        <text:list-item>
          <text:p text:style-name="P25">REST API </text:p>
        </text:list-item>
        <text:list-item>
          <text:p text:style-name="P25">Docker deployment </text:p>
        </text:list-item>
        <text:list-item>
          <text:p text:style-name="P24">Filtering capabilities </text:p>
        </text:list-item>
      </text:list>
      <text:p text:style-name="Text_20_body"><text:span text:style-name="Strong_20_Emphasis">Technical Details</text:span>:</text:p>
      <text:p text:style-name="Preformatted_20_Text"><text:span text:style-name="Source_20_Text"># Vector dimensions: 768 (nomic-embed-text)</text:span></text:p>
      <text:p text:style-name="Preformatted_20_Text"><text:span text:style-name="Source_20_Text"># Distance metric: Cosine similarity</text:span></text:p>
      <text:p text:style-name="P1"><text:span text:style-name="Source_20_Text"># Index type: HNSW</text:span></text:p>
      <text:h text:style-name="Heading_20_3" text:outline-level="3"><text:soft-page-break/>4. LlamaIndex</text:h>
      <text:p text:style-name="Text_20_body"><text:span text:style-name="Strong_20_Emphasis">Why</text:span>: Simplifies RAG application development</text:p>
      <text:p text:style-name="Text_20_body"><text:span text:style-name="Strong_20_Emphasis">Benefits</text:span>:</text:p>
      <text:list xml:id="list3190555412" text:style-name="L13">
        <text:list-item>
          <text:p text:style-name="P27">Pre-built document loaders </text:p>
        </text:list-item>
        <text:list-item>
          <text:p text:style-name="P27">Automatic chunking strategies </text:p>
        </text:list-item>
        <text:list-item>
          <text:p text:style-name="P27">Integration with multiple LLMs </text:p>
        </text:list-item>
        <text:list-item>
          <text:p text:style-name="P27">Query engine abstraction </text:p>
        </text:list-item>
        <text:list-item>
          <text:p text:style-name="P26">Prompt management </text:p>
        </text:list-item>
      </text:list>
      <text:p text:style-name="Text_20_body"><text:span text:style-name="Strong_20_Emphasis">Components Used</text:span>:</text:p>
      <text:list xml:id="list3877004416" text:style-name="L14">
        <text:list-item>
          <text:p text:style-name="P29"><text:span text:style-name="Source_20_Text">SimpleDirectoryReader</text:span>: PDF loading </text:p>
        </text:list-item>
        <text:list-item>
          <text:p text:style-name="P29"><text:span text:style-name="Source_20_Text">VectorStoreIndex</text:span>: Indexing documents </text:p>
        </text:list-item>
        <text:list-item>
          <text:p text:style-name="P29"><text:span text:style-name="Source_20_Text">ServiceContext</text:span>: LLM and embedding configuration </text:p>
        </text:list-item>
        <text:list-item>
          <text:p text:style-name="P28"><text:span text:style-name="Source_20_Text">QueryEngine</text:span>: Question answering interface </text:p>
        </text:list-item>
      </text:list>
      <text:h text:style-name="Heading_20_3" text:outline-level="3">5. Inngest</text:h>
      <text:p text:style-name="Text_20_body"><text:span text:style-name="Strong_20_Emphasis">Why</text:span>: Reliable background job processing</text:p>
      <text:p text:style-name="Text_20_body"><text:span text:style-name="Strong_20_Emphasis">Benefits</text:span>:</text:p>
      <text:list xml:id="list3148781757" text:style-name="L15">
        <text:list-item>
          <text:p text:style-name="P31"><text:span text:style-name="Strong_20_Emphasis">Triggers</text:span>: Event-driven workflow activation </text:p>
        </text:list-item>
        <text:list-item>
          <text:p text:style-name="P31"><text:span text:style-name="Strong_20_Emphasis">Flow Control</text:span>: Complex workflow orchestration </text:p>
        </text:list-item>
        <text:list-item>
          <text:p text:style-name="P31"><text:span text:style-name="Strong_20_Emphasis">Steps</text:span>: Atomic, retriable operations </text:p>
        </text:list-item>
        <text:list-item>
          <text:p text:style-name="P31"><text:span text:style-name="Strong_20_Emphasis">Observability</text:span>: Built-in monitoring and logging </text:p>
        </text:list-item>
        <text:list-item>
          <text:p text:style-name="P30"><text:span text:style-name="Strong_20_Emphasis">Error Handling</text:span>: Automatic retries with backoff </text:p>
        </text:list-item>
      </text:list>
      <text:p text:style-name="Text_20_body"><text:span text:style-name="Strong_20_Emphasis">Workflow Structure</text:span>:</text:p>
      <text:p text:style-name="Preformatted_20_Text"><text:span text:style-name="Source_20_Text">@inngest_client.create_function(</text:span></text:p>
      <text:p text:style-name="Preformatted_20_Text"><text:span text:style-name="Source_20_Text"><text:s text:c="4"/>fn_id="process-document",</text:span></text:p>
      <text:p text:style-name="Preformatted_20_Text"><text:span text:style-name="Source_20_Text"><text:s text:c="4"/>trigger=inngest.TriggerEvent(event="document/uploaded")</text:span></text:p>
      <text:p text:style-name="Preformatted_20_Text"><text:span text:style-name="Source_20_Text">)</text:span></text:p>
      <text:p text:style-name="Preformatted_20_Text"><text:span text:style-name="Source_20_Text">async def process_document(ctx, step):</text:span></text:p>
      <text:p text:style-name="Preformatted_20_Text"><text:span text:style-name="Source_20_Text"><text:s text:c="4"/># Step 1: Load document</text:span></text:p>
      <text:p text:style-name="Preformatted_20_Text"><text:span text:style-name="Source_20_Text"><text:s text:c="4"/>doc = await step.run("load-pdf", load_pdf, file_path)</text:span></text:p>
      <text:p text:style-name="Preformatted_20_Text"><text:span text:style-name="Source_20_Text"><text:s text:c="4"/></text:span></text:p>
      <text:p text:style-name="Preformatted_20_Text"><text:span text:style-name="Source_20_Text"><text:s text:c="4"/># Step 2: Generate embeddings</text:span></text:p>
      <text:p text:style-name="Preformatted_20_Text"><text:span text:style-name="Source_20_Text"><text:s text:c="4"/>embeddings = await step.run("create-embeddings", generate_embeddings, doc)</text:span></text:p>
      <text:p text:style-name="Preformatted_20_Text"><text:span text:style-name="Source_20_Text"><text:s text:c="4"/></text:span></text:p>
      <text:p text:style-name="Preformatted_20_Text"><text:span text:style-name="Source_20_Text"><text:s text:c="4"/># Step 3: Store in Qdrant</text:span></text:p>
      <text:p text:style-name="P1"><text:span text:style-name="Source_20_Text"><text:s text:c="4"/>await step.run("store-vectors", store_in_qdrant, embeddings)</text:span></text:p>
      <text:h text:style-name="Heading_20_3" text:outline-level="3">6. nomic-embed-text</text:h>
      <text:p text:style-name="Text_20_body"><text:span text:style-name="Strong_20_Emphasis">Why</text:span>: High-quality embeddings for semantic search</text:p>
      <text:p text:style-name="Text_20_body"><text:span text:style-name="Strong_20_Emphasis">Specifications</text:span>:</text:p>
      <text:list xml:id="list2802076294" text:style-name="L16">
        <text:list-item>
          <text:p text:style-name="P33">Dimension: 768 </text:p>
        </text:list-item>
        <text:list-item>
          <text:p text:style-name="P33">Context length: 8192 tokens </text:p>
        </text:list-item>
        <text:list-item>
          <text:p text:style-name="P33">Purpose: Text embedding generation </text:p>
        </text:list-item>
        <text:list-item>
          <text:p text:style-name="P32"><text:soft-page-break/>Performance: Optimized for retrieval tasks </text:p>
        </text:list-item>
      </text:list>
      <text:p text:style-name="Horizontal_20_Line"/>
      <text:h text:style-name="Heading_20_2" text:outline-level="2">Workflow Explanation</text:h>
      <text:h text:style-name="Heading_20_3" text:outline-level="3">Document Ingestion Workflow</text:h>
      <text:p text:style-name="Preformatted_20_Text"><text:span text:style-name="Source_20_Text">graph TD</text:span></text:p>
      <text:p text:style-name="Preformatted_20_Text"><text:span text:style-name="Source_20_Text"><text:s text:c="4"/>A[User Uploads PDF] --&gt; B[FastAPI Receives File]</text:span></text:p>
      <text:p text:style-name="Preformatted_20_Text"><text:span text:style-name="Source_20_Text"><text:s text:c="4"/>B --&gt; C[Save to /uploads]</text:span></text:p>
      <text:p text:style-name="Preformatted_20_Text"><text:span text:style-name="Source_20_Text"><text:s text:c="4"/>C --&gt; D[Trigger Inngest Event]</text:span></text:p>
      <text:p text:style-name="Preformatted_20_Text"><text:span text:style-name="Source_20_Text"><text:s text:c="4"/>D --&gt; E[Inngest: Load PDF]</text:span></text:p>
      <text:p text:style-name="Preformatted_20_Text"><text:span text:style-name="Source_20_Text"><text:s text:c="4"/>E --&gt; F[Inngest: Extract Text]</text:span></text:p>
      <text:p text:style-name="Preformatted_20_Text"><text:span text:style-name="Source_20_Text"><text:s text:c="4"/>F --&gt; G[Inngest: Chunk Text]</text:span></text:p>
      <text:p text:style-name="Preformatted_20_Text"><text:span text:style-name="Source_20_Text"><text:s text:c="4"/>G --&gt; H[Inngest: Generate Embeddings]</text:span></text:p>
      <text:p text:style-name="Preformatted_20_Text"><text:span text:style-name="Source_20_Text"><text:s text:c="4"/>H --&gt; I[Inngest: Store in Qdrant]</text:span></text:p>
      <text:p text:style-name="P1"><text:span text:style-name="Source_20_Text"><text:s text:c="4"/>I --&gt; J[Return Success]</text:span></text:p>
      <text:h text:style-name="Heading_20_3" text:outline-level="3">Query Workflow</text:h>
      <text:p text:style-name="Preformatted_20_Text"><text:span text:style-name="Source_20_Text">graph TD</text:span></text:p>
      <text:p text:style-name="Preformatted_20_Text"><text:span text:style-name="Source_20_Text"><text:s text:c="4"/>A[User Asks Question] --&gt; B[FastAPI Receives Query]</text:span></text:p>
      <text:p text:style-name="Preformatted_20_Text"><text:span text:style-name="Source_20_Text"><text:s text:c="4"/>B --&gt; C[Generate Query Embedding]</text:span></text:p>
      <text:p text:style-name="Preformatted_20_Text"><text:span text:style-name="Source_20_Text"><text:s text:c="4"/>C --&gt; D[Search Qdrant]</text:span></text:p>
      <text:p text:style-name="Preformatted_20_Text"><text:span text:style-name="Source_20_Text"><text:s text:c="4"/>D --&gt; E[Retrieve Top K Chunks]</text:span></text:p>
      <text:p text:style-name="Preformatted_20_Text"><text:span text:style-name="Source_20_Text"><text:s text:c="4"/>E --&gt; F[Build Context Prompt]</text:span></text:p>
      <text:p text:style-name="Preformatted_20_Text"><text:span text:style-name="Source_20_Text"><text:s text:c="4"/>F --&gt; G[Send to Ollama LLM]</text:span></text:p>
      <text:p text:style-name="Preformatted_20_Text"><text:span text:style-name="Source_20_Text"><text:s text:c="4"/>G --&gt; H[Generate Answer]</text:span></text:p>
      <text:p text:style-name="P1"><text:span text:style-name="Source_20_Text"><text:s text:c="4"/>H --&gt; I[Return to User]</text:span></text:p>
      <text:h text:style-name="Heading_20_3" text:outline-level="3">Inngest Components Explained</text:h>
      <text:h text:style-name="Heading_20_4" text:outline-level="4">1. Triggers</text:h>
      <text:p text:style-name="Text_20_body">Events that start workflows:</text:p>
      <text:p text:style-name="Preformatted_20_Text"><text:span text:style-name="Source_20_Text"># Event-based trigger</text:span></text:p>
      <text:p text:style-name="Preformatted_20_Text"><text:span text:style-name="Source_20_Text">trigger=inngest.TriggerEvent(event="document/uploaded")</text:span></text:p>
      <text:p text:style-name="Preformatted_20_Text"/>
      <text:p text:style-name="Preformatted_20_Text"><text:span text:style-name="Source_20_Text"># Cron-based trigger</text:span></text:p>
      <text:p text:style-name="P1"><text:span text:style-name="Source_20_Text">trigger=inngest.TriggerCron(cron="0 2 * * *")</text:span></text:p>
      <text:h text:style-name="Heading_20_4" text:outline-level="4">2. Flow Control</text:h>
      <text:p text:style-name="Text_20_body">Managing execution flow:</text:p>
      <text:p text:style-name="Preformatted_20_Text"><text:span text:style-name="Source_20_Text"># Conditional execution</text:span></text:p>
      <text:p text:style-name="Preformatted_20_Text"><text:span text:style-name="Source_20_Text">if await step.run("check-condition", check):</text:span></text:p>
      <text:p text:style-name="Preformatted_20_Text"><text:span text:style-name="Source_20_Text"><text:s text:c="4"/>await step.run("process-a", process_a)</text:span></text:p>
      <text:p text:style-name="Preformatted_20_Text"><text:span text:style-name="Source_20_Text">else:</text:span></text:p>
      <text:p text:style-name="Preformatted_20_Text"><text:span text:style-name="Source_20_Text"><text:s text:c="4"/>await step.run("process-b", process_b)</text:span></text:p>
      <text:p text:style-name="Preformatted_20_Text"/>
      <text:p text:style-name="Preformatted_20_Text"><text:span text:style-name="Source_20_Text"># Parallel execution</text:span></text:p>
      <text:p text:style-name="Preformatted_20_Text"><text:span text:style-name="Source_20_Text">results = await step.parallel([</text:span></text:p>
      <text:p text:style-name="Preformatted_20_Text"><text:span text:style-name="Source_20_Text"><text:s text:c="4"/>step.run("task-1", task1),</text:span></text:p>
      <text:p text:style-name="Preformatted_20_Text"><text:span text:style-name="Source_20_Text"><text:s text:c="4"/>step.run("task-2", task2)</text:span></text:p>
      <text:p text:style-name="P1"><text:span text:style-name="Source_20_Text">])</text:span></text:p>
      <text:h text:style-name="Heading_20_4" text:outline-level="4"><text:soft-page-break/>3. Steps</text:h>
      <text:p text:style-name="Text_20_body">Atomic, retriable operations:</text:p>
      <text:p text:style-name="Preformatted_20_Text"><text:span text:style-name="Source_20_Text"># Each step is retried automatically on failure</text:span></text:p>
      <text:p text:style-name="Preformatted_20_Text"><text:span text:style-name="Source_20_Text">result = await step.run(</text:span></text:p>
      <text:p text:style-name="Preformatted_20_Text"><text:span text:style-name="Source_20_Text"><text:s text:c="4"/>"step-name",</text:span></text:p>
      <text:p text:style-name="Preformatted_20_Text"><text:span text:style-name="Source_20_Text"><text:s text:c="4"/>function_to_execute,</text:span></text:p>
      <text:p text:style-name="Preformatted_20_Text"><text:span text:style-name="Source_20_Text"><text:s text:c="4"/>arg1,</text:span></text:p>
      <text:p text:style-name="Preformatted_20_Text"><text:span text:style-name="Source_20_Text"><text:s text:c="4"/>arg2</text:span></text:p>
      <text:p text:style-name="P1"><text:span text:style-name="Source_20_Text">)</text:span></text:p>
      <text:p text:style-name="Horizontal_20_Line"/>
      <text:h text:style-name="Heading_20_2" text:outline-level="2">Code Examples</text:h>
      <text:h text:style-name="Heading_20_3" text:outline-level="3">Example 1: Document Upload</text:h>
      <text:p text:style-name="Preformatted_20_Text"><text:span text:style-name="Source_20_Text">from fastapi import UploadFile</text:span></text:p>
      <text:p text:style-name="Preformatted_20_Text"/>
      <text:p text:style-name="Preformatted_20_Text"><text:span text:style-name="Source_20_Text">@app.post("/api/upload")</text:span></text:p>
      <text:p text:style-name="Preformatted_20_Text"><text:span text:style-name="Source_20_Text">async def upload_document(file: UploadFile):</text:span></text:p>
      <text:p text:style-name="Preformatted_20_Text"><text:span text:style-name="Source_20_Text"><text:s text:c="4"/># Save file</text:span></text:p>
      <text:p text:style-name="Preformatted_20_Text"><text:span text:style-name="Source_20_Text"><text:s text:c="4"/>file_path = f"uploads/{file.filename}"</text:span></text:p>
      <text:p text:style-name="Preformatted_20_Text"><text:span text:style-name="Source_20_Text"><text:s text:c="4"/>with open(file_path, "wb") as f:</text:span></text:p>
      <text:p text:style-name="Preformatted_20_Text"><text:span text:style-name="Source_20_Text"><text:s text:c="8"/>f.write(await file.read())</text:span></text:p>
      <text:p text:style-name="Preformatted_20_Text"><text:span text:style-name="Source_20_Text"><text:s text:c="4"/></text:span></text:p>
      <text:p text:style-name="Preformatted_20_Text"><text:span text:style-name="Source_20_Text"><text:s text:c="4"/># Trigger Inngest workflow</text:span></text:p>
      <text:p text:style-name="Preformatted_20_Text"><text:span text:style-name="Source_20_Text"><text:s text:c="4"/>await inngest_client.send({</text:span></text:p>
      <text:p text:style-name="Preformatted_20_Text"><text:span text:style-name="Source_20_Text"><text:s text:c="8"/>"name": "document/uploaded",</text:span></text:p>
      <text:p text:style-name="Preformatted_20_Text"><text:span text:style-name="Source_20_Text"><text:s text:c="8"/>"data": {"file_path": file_path}</text:span></text:p>
      <text:p text:style-name="Preformatted_20_Text"><text:span text:style-name="Source_20_Text"><text:s text:c="4"/>})</text:span></text:p>
      <text:p text:style-name="Preformatted_20_Text"><text:span text:style-name="Source_20_Text"><text:s text:c="4"/></text:span></text:p>
      <text:p text:style-name="P1"><text:span text:style-name="Source_20_Text"><text:s text:c="4"/>return {"status": "processing", "filename": file.filename}</text:span></text:p>
      <text:h text:style-name="Heading_20_3" text:outline-level="3">Example 2: Query Processing</text:h>
      <text:p text:style-name="Preformatted_20_Text"><text:span text:style-name="Source_20_Text">@app.post("/api/query")</text:span></text:p>
      <text:p text:style-name="Preformatted_20_Text"><text:span text:style-name="Source_20_Text">async def query_documents(query: QueryRequest):</text:span></text:p>
      <text:p text:style-name="Preformatted_20_Text"><text:span text:style-name="Source_20_Text"><text:s text:c="4"/># Generate query embedding</text:span></text:p>
      <text:p text:style-name="Preformatted_20_Text"><text:span text:style-name="Source_20_Text"><text:s text:c="4"/>query_embedding = embedding_model.encode(query.question)</text:span></text:p>
      <text:p text:style-name="Preformatted_20_Text"><text:span text:style-name="Source_20_Text"><text:s text:c="4"/></text:span></text:p>
      <text:p text:style-name="Preformatted_20_Text"><text:span text:style-name="Source_20_Text"><text:s text:c="4"/># Search Qdrant</text:span></text:p>
      <text:p text:style-name="Preformatted_20_Text"><text:span text:style-name="Source_20_Text"><text:s text:c="4"/>results = qdrant_client.search(</text:span></text:p>
      <text:p text:style-name="Preformatted_20_Text"><text:span text:style-name="Source_20_Text"><text:s text:c="8"/>collection_name="documents",</text:span></text:p>
      <text:p text:style-name="Preformatted_20_Text"><text:span text:style-name="Source_20_Text"><text:s text:c="8"/>query_vector=query_embedding,</text:span></text:p>
      <text:p text:style-name="Preformatted_20_Text"><text:span text:style-name="Source_20_Text"><text:s text:c="8"/>limit=5</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 Build context</text:span></text:p>
      <text:p text:style-name="Preformatted_20_Text"><text:span text:style-name="Source_20_Text"><text:s text:c="4"/>context = "\n\n".join([r.payload["text"] for r in results])</text:span></text:p>
      <text:p text:style-name="Preformatted_20_Text"><text:span text:style-name="Source_20_Text"><text:s text:c="4"/></text:span></text:p>
      <text:p text:style-name="Preformatted_20_Text"><text:span text:style-name="Source_20_Text"><text:s text:c="4"/># Generate answer with LLM</text:span></text:p>
      <text:p text:style-name="Preformatted_20_Text"><text:span text:style-name="Source_20_Text"><text:s text:c="4"/>prompt = f"Context: {context}\n\nQuestion: {query.question}\n\nAnswer:"</text:span></text:p>
      <text:p text:style-name="Preformatted_20_Text"><text:span text:style-name="Source_20_Text"><text:s text:c="4"/>answer = ollama.generate(model="llama3.2", prompt=prompt)</text:span></text:p>
      <text:p text:style-name="Preformatted_20_Text"><text:span text:style-name="Source_20_Text"><text:s text:c="4"/></text:span></text:p>
      <text:p text:style-name="P1"><text:span text:style-name="Source_20_Text"><text:s text:c="4"/>return {"answer": answer}</text:span></text:p>
      <text:h text:style-name="Heading_20_3" text:outline-level="3"><text:soft-page-break/>Example 3: Inngest Workflow</text:h>
      <text:p text:style-name="Preformatted_20_Text"><text:span text:style-name="Source_20_Text">@inngest_client.create_function(</text:span></text:p>
      <text:p text:style-name="Preformatted_20_Text"><text:span text:style-name="Source_20_Text"><text:s text:c="4"/>fn_id="process-document",</text:span></text:p>
      <text:p text:style-name="Preformatted_20_Text"><text:span text:style-name="Source_20_Text"><text:s text:c="4"/>trigger=inngest.TriggerEvent(event="document/uploaded")</text:span></text:p>
      <text:p text:style-name="Preformatted_20_Text"><text:span text:style-name="Source_20_Text">)</text:span></text:p>
      <text:p text:style-name="Preformatted_20_Text"><text:span text:style-name="Source_20_Text">async def process_document(ctx, step):</text:span></text:p>
      <text:p text:style-name="Preformatted_20_Text"><text:span text:style-name="Source_20_Text"><text:s text:c="4"/>file_path = ctx.event.data["file_path"]</text:span></text:p>
      <text:p text:style-name="Preformatted_20_Text"><text:span text:style-name="Source_20_Text"><text:s text:c="4"/></text:span></text:p>
      <text:p text:style-name="Preformatted_20_Text"><text:span text:style-name="Source_20_Text"><text:s text:c="4"/># Step 1: Load document</text:span></text:p>
      <text:p text:style-name="Preformatted_20_Text"><text:span text:style-name="Source_20_Text"><text:s text:c="4"/>documents = await step.run(</text:span></text:p>
      <text:p text:style-name="Preformatted_20_Text"><text:span text:style-name="Source_20_Text"><text:s text:c="8"/>"load-document",</text:span></text:p>
      <text:p text:style-name="Preformatted_20_Text"><text:span text:style-name="Source_20_Text"><text:s text:c="8"/>load_pdf,</text:span></text:p>
      <text:p text:style-name="Preformatted_20_Text"><text:span text:style-name="Source_20_Text"><text:s text:c="8"/>file_path</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 Step 2: Create embeddings</text:span></text:p>
      <text:p text:style-name="Preformatted_20_Text"><text:span text:style-name="Source_20_Text"><text:s text:c="4"/>embeddings = await step.run(</text:span></text:p>
      <text:p text:style-name="Preformatted_20_Text"><text:span text:style-name="Source_20_Text"><text:s text:c="8"/>"generate-embeddings",</text:span></text:p>
      <text:p text:style-name="Preformatted_20_Text"><text:span text:style-name="Source_20_Text"><text:s text:c="8"/>create_embeddings,</text:span></text:p>
      <text:p text:style-name="Preformatted_20_Text"><text:span text:style-name="Source_20_Text"><text:s text:c="8"/>documents</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 Step 3: Store in database</text:span></text:p>
      <text:p text:style-name="Preformatted_20_Text"><text:span text:style-name="Source_20_Text"><text:s text:c="4"/>await step.run(</text:span></text:p>
      <text:p text:style-name="Preformatted_20_Text"><text:span text:style-name="Source_20_Text"><text:s text:c="8"/>"store-embeddings",</text:span></text:p>
      <text:p text:style-name="Preformatted_20_Text"><text:span text:style-name="Source_20_Text"><text:s text:c="8"/>store_in_qdrant,</text:span></text:p>
      <text:p text:style-name="Preformatted_20_Text"><text:span text:style-name="Source_20_Text"><text:s text:c="8"/>embeddings</text:span></text:p>
      <text:p text:style-name="Preformatted_20_Text"><text:span text:style-name="Source_20_Text"><text:s text:c="4"/>)</text:span></text:p>
      <text:p text:style-name="Preformatted_20_Text"><text:span text:style-name="Source_20_Text"><text:s text:c="4"/></text:span></text:p>
      <text:p text:style-name="P1"><text:span text:style-name="Source_20_Text"><text:s text:c="4"/>return {"status": "completed"}</text:span></text:p>
      <text:p text:style-name="Horizontal_20_Line"/>
      <text:h text:style-name="Heading_20_2" text:outline-level="2">Deployment</text:h>
      <text:h text:style-name="Heading_20_3" text:outline-level="3">Local Development</text:h>
      <text:p text:style-name="Preformatted_20_Text"><text:span text:style-name="Source_20_Text"># Terminal 1: FastAPI</text:span></text:p>
      <text:p text:style-name="Preformatted_20_Text"><text:span text:style-name="Source_20_Text">uv run uvicorn main:app --reload</text:span></text:p>
      <text:p text:style-name="Preformatted_20_Text"/>
      <text:p text:style-name="Preformatted_20_Text"><text:span text:style-name="Source_20_Text"># Terminal 2: Inngest</text:span></text:p>
      <text:p text:style-name="Preformatted_20_Text"><text:span text:style-name="Source_20_Text">npx inngest-cli@latest dev -u http://127.0.0.1:8000/api/inngest</text:span></text:p>
      <text:p text:style-name="Preformatted_20_Text"/>
      <text:p text:style-name="Preformatted_20_Text"><text:span text:style-name="Source_20_Text"># Terminal 3: Streamlit (optional)</text:span></text:p>
      <text:p text:style-name="P1"><text:span text:style-name="Source_20_Text">streamlit run app.py</text:span></text:p>
      <text:h text:style-name="Heading_20_3" text:outline-level="3">Docker Deployment</text:h>
      <text:p text:style-name="Preformatted_20_Text"><text:span text:style-name="Source_20_Text"># Dockerfile example</text:span></text:p>
      <text:p text:style-name="Preformatted_20_Text"><text:span text:style-name="Source_20_Text">FROM python:3.11</text:span></text:p>
      <text:p text:style-name="Preformatted_20_Text"/>
      <text:p text:style-name="Preformatted_20_Text"><text:span text:style-name="Source_20_Text">WORKDIR /app</text:span></text:p>
      <text:p text:style-name="Preformatted_20_Text"><text:span text:style-name="Source_20_Text">COPY . .</text:span></text:p>
      <text:p text:style-name="Preformatted_20_Text"/>
      <text:p text:style-name="Preformatted_20_Text"><text:span text:style-name="Source_20_Text">RUN pip install uv</text:span></text:p>
      <text:p text:style-name="Preformatted_20_Text"><text:span text:style-name="Source_20_Text">RUN uv pip install -r requirements.txt</text:span></text:p>
      <text:p text:style-name="Preformatted_20_Text"/>
      <text:p text:style-name="P1"><text:span text:style-name="Source_20_Text">CMD ["uvicorn", "main:app", "--host", "0.0.0.0", "--port", "8000"]</text:span></text:p>
      <text:h text:style-name="Heading_20_3" text:outline-level="3"><text:soft-page-break/>Production Considerations</text:h>
      <text:list xml:id="list83283071" text:style-name="L17">
        <text:list-item>
          <text:p text:style-name="P35"><text:span text:style-name="Strong_20_Emphasis">Environment Variables</text:span>: Use <text:span text:style-name="Source_20_Text">.env</text:span> for configuration </text:p>
        </text:list-item>
        <text:list-item>
          <text:p text:style-name="P35"><text:span text:style-name="Strong_20_Emphasis">Logging</text:span>: Implement structured logging </text:p>
        </text:list-item>
        <text:list-item>
          <text:p text:style-name="P35"><text:span text:style-name="Strong_20_Emphasis">Monitoring</text:span>: Set up health checks and metrics </text:p>
        </text:list-item>
        <text:list-item>
          <text:p text:style-name="P35"><text:span text:style-name="Strong_20_Emphasis">Security</text:span>: Add authentication and rate limiting </text:p>
        </text:list-item>
        <text:list-item>
          <text:p text:style-name="P35"><text:span text:style-name="Strong_20_Emphasis">Scaling</text:span>: Use Redis for distributed caching </text:p>
        </text:list-item>
        <text:list-item>
          <text:p text:style-name="P34"><text:span text:style-name="Strong_20_Emphasis">Database</text:span>: Consider PostgreSQL for metadata storage </text:p>
        </text:list-item>
      </text:list>
      <text:p text:style-name="Horizontal_20_Line"/>
      <text:h text:style-name="Heading_20_2" text:outline-level="2">Troubleshooting Guide</text:h>
      <text:h text:style-name="Heading_20_3" text:outline-level="3">Common Issues</text:h>
      <text:p text:style-name="Text_20_body"><text:span text:style-name="Strong_20_Emphasis">Issue</text:span>: Qdrant connection failed</text:p>
      <text:p text:style-name="Preformatted_20_Text"><text:span text:style-name="Source_20_Text"># Solution</text:span></text:p>
      <text:p text:style-name="Preformatted_20_Text"><text:span text:style-name="Source_20_Text">docker ps -a <text:s/># Check container status</text:span></text:p>
      <text:p text:style-name="Preformatted_20_Text"><text:span text:style-name="Source_20_Text">docker start qdrant</text:span></text:p>
      <text:p text:style-name="P1"><text:span text:style-name="Source_20_Text">curl http://localhost:6333 <text:s/># Test connection</text:span></text:p>
      <text:p text:style-name="Text_20_body"><text:span text:style-name="Strong_20_Emphasis">Issue</text:span>: Ollama model not found</text:p>
      <text:p text:style-name="Preformatted_20_Text"><text:span text:style-name="Source_20_Text"># Solution</text:span></text:p>
      <text:p text:style-name="Preformatted_20_Text"><text:span text:style-name="Source_20_Text">ollama list</text:span></text:p>
      <text:p text:style-name="Preformatted_20_Text"><text:span text:style-name="Source_20_Text">ollama pull llama3.2</text:span></text:p>
      <text:p text:style-name="P1"><text:span text:style-name="Source_20_Text">ollama pull nomic-embed-text</text:span></text:p>
      <text:p text:style-name="Text_20_body"><text:span text:style-name="Strong_20_Emphasis">Issue</text:span>: Inngest not triggering</text:p>
      <text:list xml:id="list4288869700" text:style-name="L18">
        <text:list-item>
          <text:p text:style-name="P37">Ensure FastAPI is running on port 8000 </text:p>
        </text:list-item>
        <text:list-item>
          <text:p text:style-name="P37">Check Inngest dev server logs </text:p>
        </text:list-item>
        <text:list-item>
          <text:p text:style-name="P36">Verify event names match exactly </text:p>
        </text:list-item>
      </text:list>
      <text:p text:style-name="Horizontal_20_Line"/>
      <text:h text:style-name="Heading_20_2" text:outline-level="2">Performance Optimization</text:h>
      <text:list xml:id="list1030783256" text:style-name="L19">
        <text:list-item>
          <text:p text:style-name="P39"><text:span text:style-name="Strong_20_Emphasis">Chunking Strategy</text:span>: Optimize chunk size (default: 512 tokens) </text:p>
        </text:list-item>
        <text:list-item>
          <text:p text:style-name="P39"><text:span text:style-name="Strong_20_Emphasis">Batch Processing</text:span>: Process multiple documents in parallel </text:p>
        </text:list-item>
        <text:list-item>
          <text:p text:style-name="P39"><text:span text:style-name="Strong_20_Emphasis">Caching</text:span>: Cache frequent queries </text:p>
        </text:list-item>
        <text:list-item>
          <text:p text:style-name="P39"><text:span text:style-name="Strong_20_Emphasis">Index Optimization</text:span>: Tune HNSW parameters in Qdrant </text:p>
        </text:list-item>
        <text:list-item>
          <text:p text:style-name="P38"><text:span text:style-name="Strong_20_Emphasis">Model Selection</text:span>: Balance accuracy vs speed for embeddings </text:p>
        </text:list-item>
      </text:list>
      <text:p text:style-name="Horizontal_20_Line"/>
      <text:h text:style-name="Heading_20_2" text:outline-level="2">Future Enhancements</text:h>
      <text:list xml:id="list2760242073" text:style-name="L20">
        <text:list-item>
          <text:p text:style-name="P41">[ ] Multi-document chat history </text:p>
        </text:list-item>
        <text:list-item>
          <text:p text:style-name="P41">[ ] Source attribution in answers </text:p>
        </text:list-item>
        <text:list-item>
          <text:p text:style-name="P41">[ ] Advanced filtering in vector search </text:p>
        </text:list-item>
        <text:list-item>
          <text:p text:style-name="P41">[ ] Support for more file formats (DOCX, TXT, etc.) </text:p>
        </text:list-item>
        <text:list-item>
          <text:p text:style-name="P41"><text:soft-page-break/>[ ] User authentication and document isolation </text:p>
        </text:list-item>
        <text:list-item>
          <text:p text:style-name="P41">[ ] Analytics dashboard </text:p>
        </text:list-item>
        <text:list-item>
          <text:p text:style-name="P40">[ ] Export conversation history </text:p>
        </text:list-item>
      </text:list>
      <text:p text:style-name="Horizontal_20_Line"/>
      <text:h text:style-name="Heading_20_2" text:outline-level="2">References</text:h>
      <text:list xml:id="list1122538486" text:style-name="L21">
        <text:list-item>
          <text:p text:style-name="P43"><text:a xlink:type="simple" xlink:href="https://docs.llamaindex.ai/" text:style-name="Internet_20_link" text:visited-style-name="Visited_20_Internet_20_Link">LlamaIndex Documentation</text:a> </text:p>
        </text:list-item>
        <text:list-item>
          <text:p text:style-name="P43"><text:a xlink:type="simple" xlink:href="https://qdrant.tech/documentation/" text:style-name="Internet_20_link" text:visited-style-name="Visited_20_Internet_20_Link">Qdrant Documentation</text:a> </text:p>
        </text:list-item>
        <text:list-item>
          <text:p text:style-name="P43"><text:a xlink:type="simple" xlink:href="https://ollama.ai/docs" text:style-name="Internet_20_link" text:visited-style-name="Visited_20_Internet_20_Link">Ollama Documentation</text:a> </text:p>
        </text:list-item>
        <text:list-item>
          <text:p text:style-name="P43"><text:a xlink:type="simple" xlink:href="https://www.inngest.com/docs" text:style-name="Internet_20_link" text:visited-style-name="Visited_20_Internet_20_Link">Inngest Documentation</text:a> </text:p>
        </text:list-item>
        <text:list-item>
          <text:p text:style-name="P42"><text:a xlink:type="simple" xlink:href="https://fastapi.tiangolo.com/" text:style-name="Internet_20_link" text:visited-style-name="Visited_20_Internet_20_Link">FastAPI Documentation</text:a> </text:p>
        </text:list-item>
      </text:list>
      <text:p text:style-name="Horizontal_20_Line"/>
      <text:p text:style-name="Text_20_body"><text:span text:style-name="Strong_20_Emphasis">Project Status</text:span>: ✅ Production Ready <text:span text:style-name="Strong_20_Emphasis">Last Updated</text:span>: October 2025 <text:span text:style-name="Strong_20_Emphasis">Maintained By</text:span>: [<text:span text:style-name="T1">Chhery Chorn</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1T16:47:31.656792694</meta:creation-date>
    <dc:date>2025-10-21T16:48:03.810128908</dc:date>
    <meta:editing-duration>PT32S</meta:editing-duration>
    <meta:editing-cycles>1</meta:editing-cycles>
    <meta:document-statistic meta:table-count="0" meta:image-count="0" meta:object-count="0" meta:page-count="10" meta:paragraph-count="373" meta:word-count="1445" meta:character-count="11358" meta:non-whitespace-character-count="9434"/>
    <meta:generator>LibreOffice/7.3.7.2$Linux_X86_64 LibreOffice_project/30$Build-2</meta:generator>
  </office:meta>
</office:document-meta>
</file>